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4669741B203BEF5A.jpg" manifest:media-type="image/jpeg"/>
  <manifest:file-entry manifest:full-path="Pictures/100000000000012C000000A88359682C05760A62.jpg" manifest:media-type="image/jpeg"/>
  <manifest:file-entry manifest:full-path="Pictures/1000000000000640000003844556A15849F25DC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" style:family="graphic" style:parent-style-name="standard">
      <style:graphic-properties draw:stroke="none" draw:fill="none" fo:min-height="13.09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4.498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838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weight="bold" fo:background-color="#b2b2b2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000000" loext:opacity="100%" fo:background-color="transparen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7" style:family="paragraph">
      <style:paragraph-properties style:writing-mode="lr-tb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font-size="20.2000007629395pt" style:font-size-asian="20.2000007629395pt" style:font-size-complex="20.2000007629395pt"/>
    </style:style>
    <style:style style:name="P12" style:family="paragraph">
      <style:paragraph-properties fo:margin-left="0cm" fo:margin-right="0cm" fo:margin-top="0.34cm" fo:margin-bottom="0cm" fo:text-indent="0cm"/>
    </style:style>
    <style:style style:name="P13" style:family="paragraph">
      <style:paragraph-properties fo:line-height="150%" style:writing-mode="lr-tb"/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margin-left="0cm" fo:margin-right="0cm" fo:margin-top="0.34cm" fo:margin-bottom="0cm" fo:line-height="150%" fo:text-indent="0cm"/>
    </style:style>
    <style:style style:name="P16" style:family="paragraph">
      <style:paragraph-properties fo:line-height="150%" style:writing-mode="lr-tb"/>
      <style:text-properties fo:font-size="170.399993896484pt" style:font-size-asian="170.399993896484pt" style:font-size-complex="170.399993896484pt"/>
    </style:style>
    <style:style style:name="T1" style:family="text">
      <style:text-properties fo:color="#000000" loext:opacity="100%" fo:font-weight="bold" fo:background-color="#b2b2b2" style:font-weight-asian="bold" style:font-weight-complex="bold"/>
    </style:style>
    <style:style style:name="T2" style:family="text">
      <style:text-properties fo:color="#000000" loext:opacity="100%" fo:background-color="transparent"/>
    </style:style>
    <style:style style:name="T3" style:family="text">
      <style:text-properties fo:color="#000000" loext:opacity="100%" fo:background-color="#ffffff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2pt" fo:font-style="italic" fo:text-shadow="1pt 1pt" fo:font-weight="normal" style:font-size-asian="22pt" style:font-style-asian="italic" style:font-weight-asian="normal" style:font-size-complex="22pt" style:font-style-complex="italic" style:font-weight-complex="normal"/>
    </style:style>
    <style:style style:name="T7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96pt" style:font-size-asian="96pt" style:font-size-complex="9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54.699996948242pt" fo:font-weight="bold" style:font-size-asian="154.699996948242pt" style:font-weight-asian="bold" style:font-size-complex="154.699996948242pt" style:font-weight-complex="bold"/>
    </style:style>
    <style:style style:name="T15" style:family="text">
      <style:text-properties fo:font-size="154.699996948242pt" style:font-size-asian="154.699996948242pt" style:font-size-complex="154.699996948242pt"/>
    </style:style>
    <style:style style:name="T16" style:family="text">
      <style:text-properties fo:font-size="66pt" fo:font-weight="bold" style:font-size-asian="66pt" style:font-weight-asian="bold" style:font-size-complex="66pt" style:font-weight-complex="bold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font-size="21pt" fo:font-weight="bold" style:font-size-asian="21pt" style:font-weight-asian="bold" style:font-size-complex="21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1.871cm" presentation:class="title" presentation:user-transformed="true">
          <draw:text-box>
            <text:p><text:span text:style-name="T1"><text:s/></text:span><text:span text:style-name="T1">FOUNDER’S FIELD </text:span></text:p>
          </draw:text-box>
        </draw:frame>
        <draw:frame presentation:style-name="pr2" draw:text-style-name="P3" draw:layer="layout" svg:width="25.199cm" svg:height="9.134cm" svg:x="1.301cm" svg:y="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"><text:span text:style-name="T2"><text:s/></text:span><text:span text:style-name="T3"><text:s text:c="2"/></text:span><text:span text:style-name="T3">-Seed your Startup <text:s/></text:span><text:span text:style-name="T2"><text:s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4.498cm" svg:x="1cm" svg:y="1.354cm" presentation:class="title" presentation:user-transformed="true">
          <draw:text-box>
            <text:p text:style-name="P5"><text:span text:style-name="T4">Software </text:span><text:span text:style-name="T4"><text:line-break/></text:span><text:span text:style-name="T4">Engineering</text:span><text:span text:style-name="T4"><text:line-break/></text:span><text:span text:style-name="T5">-</text:span><text:span text:style-name="T6">under the guidence of SINDHU Mam</text:span></text:p>
          </draw:text-box>
        </draw:frame>
        <draw:frame presentation:style-name="pr2" draw:text-style-name="P7" draw:layer="layout" svg:width="25.199cm" svg:height="9.134cm" svg:x="16.5cm" svg:y="4.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Moulika [Team lead]</text:span></text:p>
              </text:list-item>
              <text:list-item>
                <text:p><text:span text:style-name="T7">Madhulika</text:span></text:p>
              </text:list-item>
              <text:list-item>
                <text:p><text:span text:style-name="T7">Jyothsna</text:span></text:p>
              </text:list-item>
              <text:list-item>
                <text:p><text:span text:style-name="T7">Sirisha</text:span></text:p>
              </text:list-item>
              <text:list-item>
                <text:p><text:span text:style-name="T7">Visalakshi</text:span></text:p>
              </text:list-item>
              <text:list-item>
                <text:p><text:span text:style-name="T7">Dhanush</text:span></text:p>
              </text:list-item>
            </text:list>
          </draw:text-box>
        </draw:frame>
        <draw:frame draw:style-name="gr2" draw:text-style-name="P8" draw:layer="layout" svg:width="11cm" svg:height="1.826cm" svg:x="16.5cm" svg:y="3.5cm">
          <draw:text-box>
            <text:p><text:span text:style-name="T8"># TEAM 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ABSTRACT</text:p>
          </draw:text-box>
        </draw:frame>
        <draw:frame draw:style-name="gr3" draw:text-style-name="P9" draw:layer="layout" svg:width="24.839cm" svg:height="13.347cm" svg:x="2.161cm" svg:y="3.257cm">
          <draw:text-box>
            <text:list text:style-name="L1">
              <text:list-item>
                <text:p><text:span text:style-name="T9">Founder’s Field is a digital platform created to support early-stage </text:span><text:span text:style-name="T9">entrepreneurs.</text:span></text:p>
                <text:p><text:span text:style-name="T9"/></text:p>
              </text:list-item>
              <text:list-item>
                <text:p><text:span text:style-name="T9">It provides a secure and collaborative space to develop and share </text:span><text:span text:style-name="T9">startup ideas.</text:span></text:p>
                <text:p><text:span text:style-name="T9"/></text:p>
              </text:list-item>
              <text:list-item>
                <text:p><text:span text:style-name="T9">Connects idea creators with skilled developers, mentors, and investors.</text:span></text:p>
              </text:list-item>
            </text:list>
            <text:list text:style-name="L3">
              <text:list-header>
                <text:p><text:span text:style-name="T9"/></text:p>
              </text:list-header>
            </text:list>
            <text:list text:style-name="L1">
              <text:list-item>
                <text:p><text:span text:style-name="T9">Protects intellectual property through time-stamped PDF certificate.</text:span></text:p>
                <text:p><text:span text:style-name="T9"/></text:p>
              </text:list-item>
              <text:list-item>
                <text:p><text:span text:style-name="T9">Helps transform raw ideas into real-world solutions through secure and </text:span><text:span text:style-name="T9">transparent collaboration.</text:span></text:p>
                <text:p><text:span text:style-name="T10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2" draw:text-style-name="P11" draw:layer="layout" svg:width="25.199cm" svg:height="10.004cm" svg:x="2.301cm" svg:y="3.996cm" presentation:class="outline" presentation:user-transformed="true">
          <draw:text-box>
            <text:list text:style-name="L2">
              <text:list-item>
                <text:p><text:span text:style-name="T12"><text:s text:c="3"/></text:span><text:span text:style-name="T12">A digital </text:span><text:span text:style-name="T12">platform </text:span><text:span text:style-name="T12">designed to </text:span><text:span text:style-name="T12">support early-</text:span><text:span text:style-name="T12">stage </text:span><text:span text:style-name="T12">entrepreneurshi</text:span><text:span text:style-name="T12">p.</text:span></text:p>
                <text:p><text:span text:style-name="T12"/></text:p>
              </text:list-item>
              <text:list-item>
                <text:p><text:span text:style-name="T12"><text:s text:c="3"/></text:span><text:span text:style-name="T12">Connects </text:span><text:span text:style-name="T12">startup idea </text:span><text:span text:style-name="T12">creators with </text:span><text:span text:style-name="T12">developers, </text:span><text:span text:style-name="T12">mentors, and </text:span><text:span text:style-name="T12">investors.</text:span></text:p>
                <text:p><text:span text:style-name="T12"/></text:p>
              </text:list-item>
              <text:list-item>
                <text:p><text:span text:style-name="T12"><text:s text:c="3"/></text:span><text:span text:style-name="T12">Allows users </text:span><text:span text:style-name="T12">to submit ideas, </text:span><text:span text:style-name="T12">form skilled </text:span><text:span text:style-name="T12">teams, and </text:span><text:span text:style-name="T12">build real </text:span><text:span text:style-name="T12">startups.</text:span></text:p>
                <text:p><text:span text:style-name="T12"/></text:p>
              </text:list-item>
              <text:list-item>
                <text:p><text:span text:style-name="T12"><text:s text:c="3"/></text:span><text:span text:style-name="T12">Encourages </text:span><text:span text:style-name="T12">collaboration </text:span><text:span text:style-name="T12">across different </text:span><text:span text:style-name="T12">locations and </text:span><text:span text:style-name="T12">backgrounds.</text:span></text:p>
                <text:p><text:span text:style-name="T12"/></text:p>
              </text:list-item>
              <text:list-item>
                <text:p><text:span text:style-name="T12"><text:s text:c="3"/></text:span><text:span text:style-name="T12">Promotes </text:span><text:span text:style-name="T12">innovation </text:span><text:span text:style-name="T12">through a </text:span><text:span text:style-name="T12">supportive, </text:span><text:span text:style-name="T12">community-</text:span><text:span text:style-name="T12">driven </text:span><text:span text:style-name="T12">ecosystem.</text:span></text:p>
                <text:p><text:span text:style-name="T12"/></text:p>
              </text:list-item>
              <text:list-item>
                <text:p><text:span text:style-name="T12"><text:s text:c="3"/></text:span><text:span text:style-name="T12">Makes </text:span><text:span text:style-name="T12">startup-building </text:span><text:span text:style-name="T12">simple, </text:span><text:span text:style-name="T12">accessible, and </text:span><text:span text:style-name="T12">inclusive for </text:span><text:span text:style-name="T12">everyon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FUTURE-SCOPE</text:p>
          </draw:text-box>
        </draw:frame>
        <draw:frame presentation:style-name="pr2" draw:text-style-name="P1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13">IDEA VALIDATION:</text:span><text:span text:style-name="T10">Add Features like voting,rating,or feedback from the community to</text:span></text:p>
                <text:p text:style-name="P12"><text:span text:style-name="T10"><text:s/></text:span><text:span text:style-name="T10">validate ideas and highlight trending or most supported ideas.</text:span></text:p>
                <text:p text:style-name="P12"><text:span text:style-name="T13"/></text:p>
              </text:list-item>
              <text:list-item>
                <text:p text:style-name="P12"><text:span text:style-name="T13">CATEGORY-BASED BROWSING:</text:span><text:span text:style-name="T10">organise ideas under categories like tech,agriculture,education,healthcare,etc.</text:span></text:p>
                <text:p text:style-name="P12"><text:span text:style-name="T13"/></text:p>
              </text:list-item>
              <text:list-item>
                <text:p text:style-name="P12"><text:span text:style-name="T13">GLOBAL EXPANSION:</text:span><text:span text:style-name="T10">Expand the platform to reach Global audience and add support for regional languages.</text:span></text:p>
                <text:p text:style-name="P12"><text:span text:style-name="T13"/></text:p>
              </text:list-item>
              <text:list-item>
                <text:p text:style-name="P12"><text:span text:style-name="T13">AI-POWERED IDEAS ASSISTANCE:</text:span><text:span text:style-name="T10">Integrate AI to analyze submitted ideas and provide suggestions for improvement,market-fit and technical feasibility.</text:span></text:p>
                <text:p text:style-name="P12"><text:span text:style-name="T13"/></text:p>
              </text:list-item>
              <text:list-item>
                <text:p text:style-name="P12"><text:span text:style-name="T13">FOUNDERS MATCHMAKING ENGINE:</text:span><text:span text:style-name="T10">Use AI to recommend co founders or collaborators-based on skills,location,interests and project goa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ADVANTAGES</text:p>
          </draw:text-box>
        </draw:frame>
        <draw:frame presentation:style-name="pr2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14"><text:s text:c="2"/></text:span><text:span text:style-name="T14">ENCOURAGES INNOVATION AND CREATIVITY</text:span><text:span text:style-name="T15">:Sparks creative thinking by allowing <text:s text:c="8"/></text:span><text:span text:style-name="T15"><text:s text:c="5"/>exposure to diverse thoughts and feedback.</text:span></text:p>
                <text:p text:style-name="P12"><text:span text:style-name="T8"/></text:p>
                <text:p text:style-name="P12"><text:span text:style-name="T16"/></text:p>
              </text:list-item>
              <text:list-item>
                <text:p text:style-name="P12"><text:span text:style-name="T14"><text:s text:c="2"/></text:span><text:span text:style-name="T14">BUILDS A COLLABORATIVE COMMUNITY</text:span><text:span text:style-name="T15">:Creates supportive system for early stage <text:s text:c="6"/></text:span><text:span text:style-name="T15"><text:s text:c="6"/>founders and individuals who can collaborate share knowledge and grow together.</text:span></text:p>
                <text:p text:style-name="P12"><text:span text:style-name="T8"/></text:p>
                <text:p text:style-name="P12"><text:span text:style-name="T16"/></text:p>
              </text:list-item>
              <text:list-item>
                <text:p text:style-name="P12"><text:span text:style-name="T14"><text:s text:c="2"/></text:span><text:span text:style-name="T14">PROMOTES EARLY FEEDBACK AND VALIDATION</text:span><text:span text:style-name="T15">:Reduces the risk of failure by <text:s text:c="13"/></text:span><text:span text:style-name="T15"><text:s text:c="5"/>identifying flaws before building a full scale products.</text:span></text:p>
                <text:p text:style-name="P12"><text:span text:style-name="T8"/></text:p>
                <text:p text:style-name="P12"><text:span text:style-name="T16"/></text:p>
              </text:list-item>
              <text:list-item>
                <text:p text:style-name="P12"><text:span text:style-name="T14"><text:s text:c="2"/></text:span><text:span text:style-name="T14">INCREASE VISIBILITY FOR STARTUPS</text:span><text:span text:style-name="T15">:Showcasing ideas in a shared space can </text:span></text:p>
                <text:p text:style-name="P12"><text:span text:style-name="T15"><text:s text:c="4"/></text:span><text:span text:style-name="T15">attract <text:s text:c="2"/>young startups to gain recognization from mentors,investors and media</text:span></text:p>
                <text:p text:style-name="P12"><text:span text:style-name="T8"/></text:p>
                <text:p text:style-name="P12"><text:span text:style-name="T16"/></text:p>
              </text:list-item>
              <text:list-item>
                <text:p text:style-name="P12"><text:span text:style-name="T14"><text:s text:c="2"/></text:span><text:span text:style-name="T14">DRIVES SOCIAL AND ECONOMIC IMPACT</text:span><text:span text:style-name="T15">:Empowers individuals in rural or <text:s text:c="23"/></text:span><text:span text:style-name="T15"><text:s text:c="4"/>underrepresented areas to share ideasand start ventur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DISADVANTAGES</text:p>
          </draw:text-box>
        </draw:frame>
        <draw:frame presentation:style-name="pr2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header>
                <text:p text:style-name="P15"><text:span text:style-name="T17"/></text:p>
              </text:list-header>
              <text:list-item>
                <text:p text:style-name="P15"><text:span text:style-name="T18">IMBALANCE IN PARTICIPATION</text:span><text:span text:style-name="T17">:More users may be interested in browsing than contributing ideas.</text:span></text:p>
              </text:list-item>
              <text:list-item>
                <text:p text:style-name="P15"><text:span text:style-name="T18">PRIVACY AND DATA SECURITY ISSUES</text:span><text:span text:style-name="T17">:Users may hesitate to participate without strong privacy policies.</text:span></text:p>
                <text:p text:style-name="P12"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OFTWARE-Requirements</text:p>
          </draw:text-box>
        </draw:frame>
        <draw:frame presentation:style-name="pr2" draw:text-style-name="P2" draw:layer="layout" svg:width="25.199cm" svg:height="9.634cm" svg:x="1.461cm" svg:y="4.544cm" presentation:class="outline" presentation:user-transformed="true">
          <draw:text-box>
            <text:list text:style-name="L2">
              <text:list-item>
                <text:p><text:span text:style-name="T19">Frontend: HTML, CSS, JavaScript (React)</text:span></text:p>
              </text:list-item>
              <text:list-item>
                <text:p><text:span text:style-name="T19">Backend: Java springboot/Python</text:span></text:p>
              </text:list-item>
              <text:list-item>
                <text:p><text:span text:style-name="T19">Database: MySQL</text:span></text:p>
              </text:list-item>
              <text:list-item>
                <text:p><text:span text:style-name="T19">Tools: GitHub for version control, </text:span></text:p>
                <text:p><text:span text:style-name="T19"><text:s text:c="12"/></text:span><text:span text:style-name="T19">Figma for UI design,</text:span></text:p>
                <text:p><text:span text:style-name="T19"><text:s text:c="11"/></text:span><text:span text:style-name="T19">Postman for API test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HARDWARE-Requirements</text:p>
          </draw:text-box>
        </draw:frame>
        <draw:frame presentation:style-name="pr2" draw:text-style-name="P2" draw:layer="layout" svg:width="25.199cm" svg:height="9.134cm" svg:x="1.301cm" svg:y="4.366cm" presentation:class="outline" presentation:user-transformed="true">
          <draw:text-box>
            <text:list text:style-name="L2">
              <text:list-item>
                <text:p><text:span text:style-name="T19">Processor: Intel i3 or above</text:span></text:p>
              </text:list-item>
              <text:list-item>
                <text:p><text:span text:style-name="T19">RAM: Minimum 4GB</text:span></text:p>
              </text:list-item>
              <text:list-item>
                <text:p><text:span text:style-name="T19">Storage: 250GB or more</text:span></text:p>
              </text:list-item>
              <text:list-item>
                <text:p><text:span text:style-name="T19">Internet Connection: Stable broadband</text:span></text:p>
              </text:list-item>
              <text:list-item>
                <text:p><text:span text:style-name="T19">Devices Supported: Laptop/Desktop (development), Mobile </text:span><text:span text:style-name="T19">(testin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838cm" svg:x="0.801cm" svg:y="6.396cm" presentation:class="title" presentation:user-transformed="true">
          <draw:text-box>
            <text:p><text:span text:style-name="T20">THANK YOU...!</text:span></text:p>
          </draw:text-box>
        </draw:frame>
        <draw:frame presentation:style-name="pr2" draw:text-style-name="P2" draw:layer="layout" svg:width="25.199cm" svg:height="9.134cm" svg:x="2cm" svg:y="-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640000003844556A15849F25DCA.jpg" xlink:type="simple" xlink:show="embed" xlink:actuate="onLoad"/>
    <draw:fill-image draw:name="Bitmap_20_2" draw:display-name="Bitmap 2" xlink:href="Pictures/100000000000012C000000A88359682C05760A62.jpg" xlink:type="simple" xlink:show="embed" xlink:actuate="onLoad"/>
    <draw:fill-image draw:name="background" xlink:href="Pictures/1000000000000500000004004669741B203BEF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8T16:38:11.374980598</meta:creation-date>
    <dc:date>2025-07-31T13:56:05.843390148</dc:date>
    <meta:editing-duration>PT1H41M31S</meta:editing-duration>
    <meta:editing-cycles>19</meta:editing-cycles>
    <meta:generator>LibreOffice/7.3.7.2$Linux_X86_64 LibreOffice_project/30$Build-2</meta:generator>
    <meta:document-statistic meta:object-count="62"/>
  </office:meta>
</office:document-meta>
</file>